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f76" officeooo:paragraph-rsid="00118f76"/>
    </style:style>
    <style:style style:name="P2" style:family="paragraph" style:parent-style-name="Standard">
      <style:text-properties officeooo:rsid="00118f76" officeooo:paragraph-rsid="0016affe"/>
    </style:style>
    <style:style style:name="P3" style:family="paragraph" style:parent-style-name="Standard">
      <style:text-properties officeooo:rsid="00118f76" officeooo:paragraph-rsid="0017f2b0"/>
    </style:style>
    <style:style style:name="P4" style:family="paragraph" style:parent-style-name="Standard">
      <style:text-properties officeooo:rsid="00118f76" officeooo:paragraph-rsid="00190bdd"/>
    </style:style>
    <style:style style:name="P5" style:family="paragraph" style:parent-style-name="Standard">
      <style:text-properties officeooo:rsid="0012bfe2" officeooo:paragraph-rsid="0012bfe2"/>
    </style:style>
    <style:style style:name="P6" style:family="paragraph" style:parent-style-name="Standard">
      <style:text-properties officeooo:rsid="0012bfe2" officeooo:paragraph-rsid="00190bdd"/>
    </style:style>
    <style:style style:name="P7" style:family="paragraph" style:parent-style-name="Standard">
      <style:text-properties officeooo:rsid="001371a2" officeooo:paragraph-rsid="001371a2"/>
    </style:style>
    <style:style style:name="P8" style:family="paragraph" style:parent-style-name="Standard">
      <style:text-properties officeooo:rsid="001371a2" officeooo:paragraph-rsid="00190bdd"/>
    </style:style>
    <style:style style:name="P9" style:family="paragraph" style:parent-style-name="Standard">
      <style:text-properties officeooo:rsid="00154eb3" officeooo:paragraph-rsid="00154eb3"/>
    </style:style>
    <style:style style:name="P10" style:family="paragraph" style:parent-style-name="Standard">
      <style:text-properties officeooo:rsid="00154eb3" officeooo:paragraph-rsid="00190bdd"/>
    </style:style>
    <style:style style:name="P11" style:family="paragraph" style:parent-style-name="Standard">
      <style:text-properties officeooo:rsid="0016affe" officeooo:paragraph-rsid="0016affe"/>
    </style:style>
    <style:style style:name="P12" style:family="paragraph" style:parent-style-name="Standard">
      <style:text-properties officeooo:rsid="0016affe" officeooo:paragraph-rsid="00190bdd"/>
    </style:style>
    <style:style style:name="P13" style:family="paragraph" style:parent-style-name="Standard">
      <style:text-properties fo:font-weight="bold" officeooo:rsid="00118f76" officeooo:paragraph-rsid="00118f76" style:font-weight-asian="bold" style:font-weight-complex="bold"/>
    </style:style>
    <style:style style:name="P14" style:family="paragraph" style:parent-style-name="Standard">
      <style:text-properties fo:font-weight="bold" officeooo:rsid="00118f76" officeooo:paragraph-rsid="0017f2b0" style:font-weight-asian="bold" style:font-weight-complex="bold"/>
    </style:style>
    <style:style style:name="P15" style:family="paragraph" style:parent-style-name="Standard">
      <style:text-properties fo:font-weight="bold" officeooo:rsid="0012bfe2" officeooo:paragraph-rsid="0012bfe2" style:font-weight-asian="bold" style:font-weight-complex="bold"/>
    </style:style>
    <style:style style:name="P16" style:family="paragraph" style:parent-style-name="Standard">
      <style:text-properties fo:font-weight="bold" officeooo:rsid="001371a2" officeooo:paragraph-rsid="001371a2" style:font-weight-asian="bold" style:font-weight-complex="bold"/>
    </style:style>
    <style:style style:name="P17" style:family="paragraph" style:parent-style-name="Standard">
      <style:text-properties fo:font-weight="bold" officeooo:rsid="00154eb3" officeooo:paragraph-rsid="00154eb3" style:font-weight-asian="bold" style:font-weight-complex="bold"/>
    </style:style>
    <style:style style:name="P18" style:family="paragraph" style:parent-style-name="Standard">
      <style:text-properties fo:font-weight="bold" officeooo:rsid="0016affe" officeooo:paragraph-rsid="0016affe" style:font-weight-asian="bold" style:font-weight-complex="bold"/>
    </style:style>
    <style:style style:name="P19" style:family="paragraph" style:parent-style-name="Standard">
      <style:text-properties fo:font-weight="bold" officeooo:rsid="0017f2b0" officeooo:paragraph-rsid="0017f2b0" style:font-weight-asian="bold" style:font-weight-complex="bold"/>
    </style:style>
    <style:style style:name="P20" style:family="paragraph" style:parent-style-name="Standard">
      <style:text-properties officeooo:rsid="001b1142" officeooo:paragraph-rsid="001b1142"/>
    </style:style>
    <style:style style:name="P21" style:family="paragraph" style:parent-style-name="Standard">
      <style:text-properties officeooo:rsid="00154eb3" officeooo:paragraph-rsid="00154eb3"/>
    </style:style>
    <style:style style:name="P22" style:family="paragraph" style:parent-style-name="Standard">
      <style:text-properties officeooo:rsid="00154eb3" officeooo:paragraph-rsid="00190bdd"/>
    </style:style>
    <style:style style:name="P23" style:family="paragraph" style:parent-style-name="Standard">
      <style:text-properties officeooo:rsid="001c23b5" officeooo:paragraph-rsid="001b1142"/>
    </style:style>
    <style:style style:name="T1" style:family="text">
      <style:text-properties officeooo:rsid="001371a2"/>
    </style:style>
    <style:style style:name="T2" style:family="text">
      <style:text-properties officeooo:rsid="00190bdd"/>
    </style:style>
    <style:style style:name="T3" style:family="text">
      <style:text-properties officeooo:rsid="001b114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90bd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0bdd"/>
    </style:style>
    <style:style style:name="T8" style:family="text">
      <style:text-properties style:text-underline-style="none" officeooo:rsid="001b11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BHAY KV</text:p>
      <text:p text:style-name="P20">VML21CS003</text:p>
      <text:p text:style-name="P20"><text:s text:c="32"/>PALINDROME WORD CHECKING</text:p>
      <text:p text:style-name="P1"/>
      <text:p text:style-name="P1">#include&lt;stdio.h&gt;</text:p>
      <text:p text:style-name="P1">int main()</text:p>
      <text:p text:style-name="P1">{</text:p>
      <text:p text:style-name="P1">char ch[100],rev[100];</text:p>
      <text:p text:style-name="P1">int l,n=0,i,f=0;</text:p>
      <text:p text:style-name="P1">printf("Enter a string : \n");</text:p>
      <text:p text:style-name="P1">scanf("%s",ch);</text:p>
      <text:p text:style-name="P1">for(i=0;ch[i]!='\0';i++)</text:p>
      <text:p text:style-name="P1">{</text:p>
      <text:p text:style-name="P1">n++;</text:p>
      <text:p text:style-name="P1">}</text:p>
      <text:p text:style-name="P1">printf("Length = %d\n",n);</text:p>
      <text:p text:style-name="P1">l=n;</text:p>
      <text:p text:style-name="P1">for(i=0;i&lt;l;i++)</text:p>
      <text:p text:style-name="P1">{</text:p>
      <text:p text:style-name="P1">rev[i]=ch[n-1];</text:p>
      <text:p text:style-name="P1">n--;</text:p>
      <text:p text:style-name="P1">}</text:p>
      <text:p text:style-name="P1">printf("Reverse: %s\n",rev);</text:p>
      <text:p text:style-name="P1">for(i=0;i&lt;n;i++)</text:p>
      <text:p text:style-name="P1">{</text:p>
      <text:p text:style-name="P1">if(ch[i]!=rev[i])</text:p>
      <text:p text:style-name="P1">{</text:p>
      <text:p text:style-name="P1">f=1;</text:p>
      <text:p text:style-name="P1">break;</text:p>
      <text:p text:style-name="P1">}</text:p>
      <text:p text:style-name="P1">}</text:p>
      <text:p text:style-name="P1">if(f==0)</text:p>
      <text:p text:style-name="P1">{</text:p>
      <text:p text:style-name="P1">printf(" Palindrome\n");</text:p>
      <text:p text:style-name="P1">}</text:p>
      <text:p text:style-name="P1">else</text:p>
      <text:p text:style-name="P1">{</text:p>
      <text:p text:style-name="P1">printf("Not Palindrome\n");</text:p>
      <text:p text:style-name="P1">}</text:p>
      <text:p text:style-name="P1">return 0;</text:p>
      <text:p text:style-name="P1">}</text:p>
      <text:p text:style-name="P1"/>
      <text:p text:style-name="P13">Output:</text:p>
      <text:p text:style-name="P1"/>
      <text:p text:style-name="P1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</text:span><text:span text:style-name="T3">03</text:span><text:span text:style-name="T2">$ </text:span>gcc palindromestring.c</text:p>
      <text:p text:style-name="P4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</text:span><text:span text:style-name="T3">03</text:span><text:span text:style-name="T2">$ </text:span>./a.out</text:p>
      <text:p text:style-name="P1">Enter a string : </text:p>
      <text:p text:style-name="P1">malaya<text:span text:style-name="T3">lam</text:span></text:p>
      <text:p text:style-name="P1">Length = 9</text:p>
      <text:p text:style-name="P1">Reverse: malayalam</text:p>
      <text:p text:style-name="P1"><text:s/>Palindrome</text:p>
      <text:p text:style-name="P1"/>
      <text:p text:style-name="P1"><text:soft-page-break/></text:p>
      <text:p text:style-name="P20">ABHAY KV</text:p>
      <text:p text:style-name="P20">VML21CS003</text:p>
      <text:p text:style-name="P20"><text:s text:c="34"/>EMPLOYEE DETAILS USING STRUCTURE</text:p>
      <text:p text:style-name="P1"/>
      <text:p text:style-name="P1">#include &lt;stdio.h&gt; </text:p>
      <text:p text:style-name="P1">struct <text:s/></text:p>
      <text:p text:style-name="P1">{</text:p>
      <text:p text:style-name="P1">char n[20];</text:p>
      <text:p text:style-name="P1">int id,s;</text:p>
      <text:p text:style-name="P1">}a[25];</text:p>
      <text:p text:style-name="P1">int main()</text:p>
      <text:p text:style-name="P1">{</text:p>
      <text:p text:style-name="P1">int n,i;</text:p>
      <text:p text:style-name="P1">printf("Enter the number of employees\n");</text:p>
      <text:p text:style-name="P1">scanf("%d",&amp;n);</text:p>
      <text:p text:style-name="P1">for(i=0;i&lt;n;i++)</text:p>
      <text:p text:style-name="P1">{</text:p>
      <text:p text:style-name="P1">printf("Enter name, employee id and salary <text:s/>of employee %d\n:",i+1);</text:p>
      <text:p text:style-name="P1">scanf("%s%d%d",&amp;a[i].n,&amp;a[i].id,&amp;a[i].s);</text:p>
      <text:p text:style-name="P1">}</text:p>
      <text:p text:style-name="P1">for(i=0;i&lt;n;i++)</text:p>
      <text:p text:style-name="P1">{</text:p>
      <text:p text:style-name="P1">printf("The Details of employee %d\n",i+1);</text:p>
      <text:p text:style-name="P1">printf("Name : %s \n Employee Id : %d \n Salary : %d\n",a[i].n,a[i].id,a[i].s);</text:p>
      <text:p text:style-name="P1">}</text:p>
      <text:p text:style-name="P1">return 0;</text:p>
      <text:p text:style-name="P1">}</text:p>
      <text:p text:style-name="P1"/>
      <text:p text:style-name="P1"/>
      <text:p text:style-name="P15">Output:</text:p>
      <text:p text:style-name="P5"/>
      <text:p text:style-name="P6"><text:span text:style-name="T6">a</text:span><text:a xlink:type="simple" xlink:href="mailto:s2csec@cc39-OptiPlex-3020" text:style-name="Internet_20_link" text:visited-style-name="Visited_20_Internet_20_Link"><text:span text:style-name="T5">s2csec@cc39-OptiPlex-3020</text:span></text:a><text:span text:style-name="T7">:~/Desktop/vml21cs0</text:span><text:span text:style-name="T8">03</text:span><text:span text:style-name="T7">$ </text:span><text:span text:style-name="T6">./a.out</text:span></text:p>
      <text:p text:style-name="P5">Enter the number of employees</text:p>
      <text:p text:style-name="P5">2</text:p>
      <text:p text:style-name="P5">Enter name, employee id and salary <text:s/>of employee 1</text:p>
      <text:p text:style-name="P5">:Arjun</text:p>
      <text:p text:style-name="P5">7454</text:p>
      <text:p text:style-name="P5">85000</text:p>
      <text:p text:style-name="P5">Enter name, employee id and salary <text:s/>of employee 2</text:p>
      <text:p text:style-name="P5">:Rahul</text:p>
      <text:p text:style-name="P5">7564</text:p>
      <text:p text:style-name="P5">75000</text:p>
      <text:p text:style-name="P5">The Details of employee 1</text:p>
      <text:p text:style-name="P5">Name : Arjun </text:p>
      <text:p text:style-name="P5"><text:s/>Employee Id : 7454 </text:p>
      <text:p text:style-name="P5"><text:s/>Salary : 85000</text:p>
      <text:p text:style-name="P5">The Details of employee 2</text:p>
      <text:p text:style-name="P5">Name : Rahul </text:p>
      <text:p text:style-name="P5"><text:s/>Employee Id : 7564 </text:p>
      <text:p text:style-name="P5"><text:s/>Salary : 75000</text:p>
      <text:p text:style-name="P1"/>
      <text:p text:style-name="P1"><text:soft-page-break/></text:p>
      <text:p text:style-name="P1"/>
      <text:p text:style-name="P1"/>
      <text:p text:style-name="P20">ABHAY KV</text:p>
      <text:p text:style-name="P20">VML21CS003</text:p>
      <text:p text:style-name="P20"><text:s text:c="30"/>PERSONAL DETAILS USING UNION</text:p>
      <text:p text:style-name="P1"/>
      <text:p text:style-name="P1">#include&lt;stdio.h&gt;</text:p>
      <text:p text:style-name="P1">#define c_size 20</text:p>
      <text:p text:style-name="P1">union</text:p>
      <text:p text:style-name="P1">{</text:p>
      <text:p text:style-name="P1">char name[c_size],house[c_size],city[c_size],state[c_size];</text:p>
      <text:p text:style-name="P1">int pin;</text:p>
      <text:p text:style-name="P1">}a;</text:p>
      <text:p text:style-name="P1">int main()</text:p>
      <text:p text:style-name="P1">{</text:p>
      <text:p text:style-name="P1">printf("Enter the name\n");</text:p>
      <text:p text:style-name="P1">scanf("%s",a.name);</text:p>
      <text:p text:style-name="P1">printf("Entered name is %s\n",a.name);</text:p>
      <text:p text:style-name="P1">printf("Enter the house name\n");</text:p>
      <text:p text:style-name="P1">scanf("%s",a.house);</text:p>
      <text:p text:style-name="P1">printf("Entered house name is %s\n",a.house);</text:p>
      <text:p text:style-name="P1">printf("Enter the city name\n");</text:p>
      <text:p text:style-name="P1">scanf("%s",a.city);</text:p>
      <text:p text:style-name="P1">printf("Entered city name is %s\n",a.city);</text:p>
      <text:p text:style-name="P1">printf("Enter the state name\n");</text:p>
      <text:p text:style-name="P1">scanf("%s",a.state);</text:p>
      <text:p text:style-name="P1">printf("Entered state name is %s\n",a.state);</text:p>
      <text:p text:style-name="P1">printf("Enter the pincode\n");</text:p>
      <text:p text:style-name="P1">scanf("%<text:span text:style-name="T1">d</text:span>",<text:span text:style-name="T1">&amp;</text:span>a.pin);</text:p>
      <text:p text:style-name="P1">printf("Entered pincode is %d\n",a.pin);</text:p>
      <text:p text:style-name="P1">return 0;</text:p>
      <text:p text:style-name="P1">}</text:p>
      <text:p text:style-name="P1"/>
      <text:p text:style-name="P16">Output:</text:p>
      <text:p text:style-name="P8"><text:span text:style-name="T6">a</text:span><text:a xlink:type="simple" xlink:href="mailto:s2csec@cc39-OptiPlex-3020" text:style-name="Internet_20_link" text:visited-style-name="Visited_20_Internet_20_Link"><text:span text:style-name="T5">s2csec@cc39-OptiPlex-3020</text:span></text:a><text:span text:style-name="T7">:~/Desktop/vml21cs078$ </text:span><text:span text:style-name="T6">gcc union.c</text:span></text:p>
      <text:p text:style-name="P8"><text:a xlink:type="simple" xlink:href="mailto:s2csec@cc39-OptiPlex-3020" text:style-name="Internet_20_link" text:visited-style-name="Visited_20_Internet_20_Link"><text:span text:style-name="T5">s2csec@cc39-OptiPlex-3020</text:span></text:a><text:span text:style-name="T7">:~/Desktop/vml21cs078$ </text:span><text:span text:style-name="T6"><text:s/>./a.out</text:span></text:p>
      <text:p text:style-name="P7">Enter the name</text:p>
      <text:p text:style-name="P20">ram</text:p>
      <text:p text:style-name="P7">Entered name is Rahul</text:p>
      <text:p text:style-name="P7">Enter the house name</text:p>
      <text:p text:style-name="P7"><text:span text:style-name="T3">blue</text:span>home</text:p>
      <text:p text:style-name="P7">Entered house name is <text:span text:style-name="T3">blue</text:span>home</text:p>
      <text:p text:style-name="P7">Enter the city name</text:p>
      <text:p text:style-name="P7">calicut</text:p>
      <text:p text:style-name="P7">Entered city name is calicut</text:p>
      <text:p text:style-name="P7">Enter the state name</text:p>
      <text:p text:style-name="P7">kerala</text:p>
      <text:p text:style-name="P7">Entered state name is kerala</text:p>
      <text:p text:style-name="P7">Enter the pincode</text:p>
      <text:p text:style-name="P7">6706<text:span text:style-name="T3">33</text:span></text:p>
      <text:p text:style-name="P7">Entered pincode is 670645</text:p>
      <text:p text:style-name="P1"><text:soft-page-break/></text:p>
      <text:p text:style-name="P1"/>
      <text:p text:style-name="P1"/>
      <text:p text:style-name="P20">ABHAY KV </text:p>
      <text:p text:style-name="P20">VML21CS168</text:p>
      <text:p text:style-name="P20"><text:s text:c="28"/>FACTORIAL OF NUMBER</text:p>
      <text:p text:style-name="P1"/>
      <text:p text:style-name="P1">#include&lt;stdio.h&gt;</text:p>
      <text:p text:style-name="P1">int fact(int n)</text:p>
      <text:p text:style-name="P1">{</text:p>
      <text:p text:style-name="P1"><text:tab/>int f=1;</text:p>
      <text:p text:style-name="P1"><text:tab/>for(int i=n;i&gt;0;i--)</text:p>
      <text:p text:style-name="P1"><text:tab/><text:tab/>f*=i;</text:p>
      <text:p text:style-name="P1"><text:tab/>return f;</text:p>
      <text:p text:style-name="P1">}</text:p>
      <text:p text:style-name="P1"/>
      <text:p text:style-name="P1">int factr(int n){</text:p>
      <text:p text:style-name="P1"><text:tab/>if(n==0)</text:p>
      <text:p text:style-name="P1"><text:tab/><text:tab/>return 1;</text:p>
      <text:p text:style-name="P1"><text:tab/>return n*factr(n-1);</text:p>
      <text:p text:style-name="P1">}</text:p>
      <text:p text:style-name="P1">int main()</text:p>
      <text:p text:style-name="P1">{</text:p>
      <text:p text:style-name="P1"><text:tab/>printf("Enter a number\n");</text:p>
      <text:p text:style-name="P1"><text:tab/>int n;scanf("%d",&amp;n);</text:p>
      <text:p text:style-name="P1"><text:tab/>printf("Factorial using non-recursive method %d\n\n",fact(n));</text:p>
      <text:p text:style-name="P1"><text:tab/>printf("Factorial using recursive method %d\n\n",factr(n));</text:p>
      <text:p text:style-name="P1"><text:tab/>return 0;</text:p>
      <text:p text:style-name="P1">}</text:p>
      <text:p text:style-name="P1"/>
      <text:p text:style-name="P1"/>
      <text:p text:style-name="P17">Output:</text:p>
      <text:p text:style-name="P9"/>
      <text:p text:style-name="P10"><text:a xlink:type="simple" xlink:href="mailto:s2csec@cc39-OptiPlex-3020" text:style-name="Internet_20_link" text:visited-style-name="Visited_20_Internet_20_Link"><text:span text:style-name="T5">s2csec@cc39-OptiPlex-3020</text:span></text:a><text:span text:style-name="T7">:~/Desktop/vml21cs0</text:span><text:span text:style-name="T8">03</text:span><text:span text:style-name="T7">$ </text:span><text:span text:style-name="T6">gcc fact.c</text:span></text:p>
      <text:p text:style-name="P10"><text:a xlink:type="simple" xlink:href="mailto:s2csec@cc39-OptiPlex-3020" text:style-name="Internet_20_link" text:visited-style-name="Visited_20_Internet_20_Link"><text:span text:style-name="T5">s2csec@cc39-OptiPlex-3020</text:span></text:a><text:span text:style-name="T7">:~/Desktop/vml21cs0</text:span><text:span text:style-name="T8">03</text:span><text:span text:style-name="T7">$ </text:span><text:span text:style-name="T6"><text:s/>./a.out</text:span></text:p>
      <text:p text:style-name="P9">Enter a number</text:p>
      <text:p text:style-name="P9">4</text:p>
      <text:p text:style-name="P9">Factorial using non-recursive method 24</text:p>
      <text:p text:style-name="P9"/>
      <text:p text:style-name="P9">Factorial using recursive method 24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0">ABHAY KV</text:p>
      <text:p text:style-name="P20">VML21CS003 </text:p>
      <text:p text:style-name="P20"><text:s text:c="36"/></text:p>
      <text:p text:style-name="P1"/>
      <text:p text:style-name="P1">#include&lt;stdio.h&gt;</text:p>
      <text:p text:style-name="P1">int reverse (char ch[],int n)</text:p>
      <text:p text:style-name="P1">{</text:p>
      <text:p text:style-name="P1"><text:tab/>char rev[100];</text:p>
      <text:p text:style-name="P1"><text:tab/>int l=0,i;</text:p>
      <text:p text:style-name="P1"><text:tab/>l=n;</text:p>
      <text:p text:style-name="P1"><text:tab/>for(i=0;i&lt;l;i++)</text:p>
      <text:p text:style-name="P1"><text:tab/>{</text:p>
      <text:p text:style-name="P1"><text:tab/><text:tab/>rev[i]=ch[n-1];</text:p>
      <text:p text:style-name="P1"><text:tab/><text:tab/>n--;</text:p>
      <text:p text:style-name="P1"><text:tab/>}</text:p>
      <text:p text:style-name="P1"><text:tab/>printf("Reverse of string is %s\n",rev);<text:tab/></text:p>
      <text:p text:style-name="P1">}</text:p>
      <text:p text:style-name="P1">int main()</text:p>
      <text:p text:style-name="P1">{</text:p>
      <text:p text:style-name="P1"><text:tab/>char ch[100];</text:p>
      <text:p text:style-name="P1"><text:tab/>int i,n=0;</text:p>
      <text:p text:style-name="P1"><text:tab/>printf("Enter a string:\n");</text:p>
      <text:p text:style-name="P1"><text:tab/>gets(ch);</text:p>
      <text:p text:style-name="P1"><text:tab/>for(i=0;ch[i]!='\0';i++)</text:p>
      <text:p text:style-name="P1"><text:tab/>{</text:p>
      <text:p text:style-name="P1"><text:tab/><text:tab/>n++;</text:p>
      <text:p text:style-name="P1"><text:tab/>}</text:p>
      <text:p text:style-name="P1"><text:tab/>printf("Length of string is %d\n",n);</text:p>
      <text:p text:style-name="P1"><text:tab/>reverse(ch,n);</text:p>
      <text:p text:style-name="P1"><text:tab/>return 0;</text:p>
      <text:p text:style-name="P1">}</text:p>
      <text:p text:style-name="P1"/>
      <text:p text:style-name="P17">Output:</text:p>
      <text:p text:style-name="P9"/>
      <text:p text:style-name="P10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./a.out</text:p>
      <text:p text:style-name="P9">Enter a string:</text:p>
      <text:p text:style-name="P9">hello</text:p>
      <text:p text:style-name="P9">Length of string is 5</text:p>
      <text:p text:style-name="P9">Reverse of string is olle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AVINASH DINESH</text:p>
      <text:p text:style-name="P1">VML21CS078</text:p>
      <text:p text:style-name="P1"/>
      <text:p text:style-name="P1">#include&lt;stdio.h&gt;</text:p>
      <text:p text:style-name="P1">#include&lt;stdlib.h&gt;</text:p>
      <text:p text:style-name="P1">int main()</text:p>
      <text:p text:style-name="P1">{<text:tab/></text:p>
      <text:p text:style-name="P1"><text:tab/>int a,b,*p,*q,c,t;</text:p>
      <text:p text:style-name="P1"><text:tab/>printf("Enter two numbers:\n");</text:p>
      <text:p text:style-name="P1"><text:tab/>scanf("%d%d",&amp;a,&amp;b);</text:p>
      <text:p text:style-name="P1"><text:tab/>p=&amp;a; q=&amp;b;</text:p>
      <text:p text:style-name="P1"><text:tab/>while(1)</text:p>
      <text:p text:style-name="P1"><text:tab/>{</text:p>
      <text:p text:style-name="P1"><text:tab/>printf("Enter your choice\n1.Addition\n2.Swapping\n");</text:p>
      <text:p text:style-name="P1"><text:tab/>scanf("%d",&amp;c);</text:p>
      <text:p text:style-name="P1"><text:tab/>switch(c)</text:p>
      <text:p text:style-name="P1"><text:tab/><text:tab/>{</text:p>
      <text:p text:style-name="P1"><text:tab/><text:tab/><text:tab/>case 1:printf("Sum =%d\n",*p+*q);break;</text:p>
      <text:p text:style-name="P1"><text:tab/><text:tab/><text:tab/>case 2:printf("Before swapping a=%d b=%d\n",*p,*q);</text:p>
      <text:p text:style-name="P1"><text:tab/><text:tab/><text:tab/> <text:s text:c="6"/>t=*p;*p=*q;*q=t;</text:p>
      <text:p text:style-name="P1"><text:tab/><text:tab/><text:tab/> <text:s text:c="6"/>printf("After swapping a=%d b=%d\n",*p,*q);</text:p>
      <text:p text:style-name="P1"><text:tab/><text:tab/><text:tab/><text:tab/>break;</text:p>
      <text:p text:style-name="P1"><text:tab/><text:tab/><text:tab/>default:exit(0);</text:p>
      <text:p text:style-name="P1"><text:tab/><text:tab/><text:tab/><text:tab/>break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8">Output:</text:p>
      <text:p text:style-name="P1"/>
      <text:p text:style-name="P4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gcc addswap.c</text:p>
      <text:p text:style-name="P4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<text:s/>./a.out</text:p>
      <text:p text:style-name="P1">Enter two numbers:</text:p>
      <text:p text:style-name="P1">7</text:p>
      <text:p text:style-name="P1">9</text:p>
      <text:p text:style-name="P1">Enter your choice</text:p>
      <text:p text:style-name="P1">1.Addition</text:p>
      <text:p text:style-name="P1">2.Swapping</text:p>
      <text:p text:style-name="P1">1</text:p>
      <text:p text:style-name="P1">Sum =16</text:p>
      <text:p text:style-name="P1">Enter your choice</text:p>
      <text:p text:style-name="P1">1.Addition</text:p>
      <text:p text:style-name="P1">2.Swapping</text:p>
      <text:p text:style-name="P1">2</text:p>
      <text:p text:style-name="P1">Before swapping a=7 b=9</text:p>
      <text:p text:style-name="P1">After swapping a=9 b=7</text:p>
      <text:p text:style-name="P1"><text:soft-page-break/>Enter your choice</text:p>
      <text:p text:style-name="P1">1.Addition</text:p>
      <text:p text:style-name="P1">2.Swapping</text:p>
      <text:p text:style-name="P1">4</text:p>
      <text:p text:style-name="P2"/>
      <text:p text:style-name="P2">AVINASH DINESH</text:p>
      <text:p text:style-name="P1">VML21CS078</text:p>
      <text:p text:style-name="P1"/>
      <text:p text:style-name="P1">#include&lt;stdio.h&gt;</text:p>
      <text:p text:style-name="P1">int main()</text:p>
      <text:p text:style-name="P1">{</text:p>
      <text:p text:style-name="P1"><text:tab/>char a[50];</text:p>
      <text:p text:style-name="P1"><text:tab/>int n,i,s=0,*p;</text:p>
      <text:p text:style-name="P1"><text:tab/>printf("Enter the size:\n");</text:p>
      <text:p text:style-name="P1"><text:tab/>scanf("%d",&amp;n);</text:p>
      <text:p text:style-name="P1"><text:tab/>p=a;</text:p>
      <text:p text:style-name="P1"><text:tab/>printf("Enter elements\n");</text:p>
      <text:p text:style-name="P1"><text:tab/>for(i=0;i&lt;n;i++)</text:p>
      <text:p text:style-name="P1"><text:tab/>{</text:p>
      <text:p text:style-name="P1"><text:tab/><text:tab/>scanf("%d",p+i);</text:p>
      <text:p text:style-name="P1"><text:tab/><text:tab/>s=s+*(p+i);</text:p>
      <text:p text:style-name="P1"><text:tab/>}</text:p>
      <text:p text:style-name="P1"><text:tab/>printf("Sum is %d\n",s);</text:p>
      <text:p text:style-name="P1"><text:tab/>return 0;</text:p>
      <text:p text:style-name="P1">}</text:p>
      <text:p text:style-name="P13"/>
      <text:p text:style-name="P18">Output:</text:p>
      <text:p text:style-name="P11"/>
      <text:p text:style-name="P12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<text:s/>./a.out</text:p>
      <text:p text:style-name="P11">Enter the size:</text:p>
      <text:p text:style-name="P11">4</text:p>
      <text:p text:style-name="P11">Enter elements</text:p>
      <text:p text:style-name="P11">56 </text:p>
      <text:p text:style-name="P11">8</text:p>
      <text:p text:style-name="P11">12</text:p>
      <text:p text:style-name="P11">3</text:p>
      <text:p text:style-name="P11">Sum is 79</text:p>
      <text:p text:style-name="P1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AVINASH DINESH</text:p>
      <text:p text:style-name="P1">VML21CS078</text:p>
      <text:p text:style-name="P1"/>
      <text:p text:style-name="P1"/>
      <text:p text:style-name="P1">#include&lt;stdio.h&gt;</text:p>
      <text:p text:style-name="P1">int main()</text:p>
      <text:p text:style-name="P1">{</text:p>
      <text:p text:style-name="P1"><text:tab/>FILE *fp1,*fp2,*fp3,*fp4;</text:p>
      <text:p text:style-name="P1"><text:tab/>char b[100];</text:p>
      <text:p text:style-name="P1"><text:tab/>char b_[100];</text:p>
      <text:p text:style-name="P1"><text:tab/>char c[] = "hello\n";</text:p>
      <text:p text:style-name="P1"><text:tab/>char d[] = "hi\n";</text:p>
      <text:p text:style-name="P1"><text:tab/>fp1 = fopen("sample.txt","w");</text:p>
      <text:p text:style-name="P1"><text:tab/>fprintf(fp1,c);</text:p>
      <text:p text:style-name="P1"><text:tab/>fclose(fp1);</text:p>
      <text:p text:style-name="P1"><text:tab/></text:p>
      <text:p text:style-name="P1"><text:tab/>fp2 = fopen("sample.txt","r");</text:p>
      <text:p text:style-name="P1"><text:tab/>fscanf(fp2,"%s",b);</text:p>
      <text:p text:style-name="P1"><text:tab/>printf("file content is:%s\n",b);</text:p>
      <text:p text:style-name="P1"><text:tab/>fclose(fp2);</text:p>
      <text:p text:style-name="P1"><text:tab/></text:p>
      <text:p text:style-name="P1"><text:tab/>fp3 = fopen("sample.txt","a");</text:p>
      <text:p text:style-name="P1"><text:tab/>fprintf(fp3,d);</text:p>
      <text:p text:style-name="P1"><text:tab/>fclose(fp3);</text:p>
      <text:p text:style-name="P1"><text:tab/></text:p>
      <text:p text:style-name="P1"><text:tab/>fp4 = fopen("sample.txt","r");</text:p>
      <text:p text:style-name="P1"><text:tab/>printf("total file content is:\n");</text:p>
      <text:p text:style-name="P1"><text:tab/>while(fscanf(fp4,"%s",b_)!=EOF)</text:p>
      <text:p text:style-name="P1"><text:tab/><text:tab/>printf("%s\n",b_);</text:p>
      <text:p text:style-name="P1"><text:tab/>fclose(fp4);</text:p>
      <text:p text:style-name="P1"><text:tab/>return 0;</text:p>
      <text:p text:style-name="P1">}</text:p>
      <text:p text:style-name="P1"><text:tab/></text:p>
      <text:p text:style-name="P18">Output:</text:p>
      <text:p text:style-name="P11"/>
      <text:p text:style-name="P12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./a.out</text:p>
      <text:p text:style-name="P11">file content is:hello</text:p>
      <text:p text:style-name="P11">total file content is:</text:p>
      <text:p text:style-name="P11">hello</text:p>
      <text:p text:style-name="P11">hi</text:p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AVINASH DINESH</text:p>
      <text:p text:style-name="P1">VML21CS078</text:p>
      <text:p text:style-name="P1"/>
      <text:p text:style-name="P1"/>
      <text:p text:style-name="P3">#include &lt;stdio.h&gt; </text:p>
      <text:p text:style-name="P3">#include &lt;stdlib.h&gt; </text:p>
      <text:p text:style-name="P3">void main()</text:p>
      <text:p text:style-name="P3">{</text:p>
      <text:p text:style-name="P3">FILE *f;</text:p>
      <text:p text:style-name="P3">char c,chars=0,lines=0,words=0;</text:p>
      <text:p text:style-name="P3">f=fopen("input.txt","w");</text:p>
      <text:p text:style-name="P3">if(f==NULL)</text:p>
      <text:p text:style-name="P3">{</text:p>
      <text:p text:style-name="P3">printf("Could not open the file");</text:p>
      <text:p text:style-name="P3">exit(0);</text:p>
      <text:p text:style-name="P3">}</text:p>
      <text:p text:style-name="P3">printf("Enter the text: ");</text:p>
      <text:p text:style-name="P3">while ((c=getchar())!=EOF)</text:p>
      <text:p text:style-name="P3">{</text:p>
      <text:p text:style-name="P3">putc(c,f);</text:p>
      <text:p text:style-name="P3">}</text:p>
      <text:p text:style-name="P3">fclose(f);</text:p>
      <text:p text:style-name="P3">f=fopen("input.txt","r");</text:p>
      <text:p text:style-name="P3">while ((c=getc(f))!=EOF)</text:p>
      <text:p text:style-name="P3">{</text:p>
      <text:p text:style-name="P3">chars++;</text:p>
      <text:p text:style-name="P3">if(c=='\n')</text:p>
      <text:p text:style-name="P3">{</text:p>
      <text:p text:style-name="P3">lines++;</text:p>
      <text:p text:style-name="P3">words++;</text:p>
      <text:p text:style-name="P3">}</text:p>
      <text:p text:style-name="P3">else if(c==' '||c=='\t'||c=='\0')</text:p>
      <text:p text:style-name="P3">words++;</text:p>
      <text:p text:style-name="P3">}</text:p>
      <text:p text:style-name="P3">printf("\nThe No of characters is %d",chars);</text:p>
      <text:p text:style-name="P3">printf("\nThe No of Words is %d",words);</text:p>
      <text:p text:style-name="P3">printf("\nThe No of lines is %d\n",lines);</text:p>
      <text:p text:style-name="P3">fclose(f);</text:p>
      <text:p text:style-name="P3">}</text:p>
      <text:p text:style-name="P3"/>
      <text:p text:style-name="P19">Output:</text:p>
      <text:p text:style-name="P14"/>
      <text:p text:style-name="P4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<text:s/>gcc files2.c</text:p>
      <text:p text:style-name="P4"><text:a xlink:type="simple" xlink:href="mailto:s2csec@cc39-OptiPlex-3020" text:style-name="Internet_20_link" text:visited-style-name="Visited_20_Internet_20_Link"><text:span text:style-name="T2">s2csec@cc39-OptiPlex-3020</text:span></text:a><text:span text:style-name="T2">:~/Desktop/vml21cs078$ </text:span>./a.out</text:p>
      <text:p text:style-name="P1">Enter the text: hello world</text:p>
      <text:p text:style-name="P1"/>
      <text:p text:style-name="P1">The No of characters is 12</text:p>
      <text:p text:style-name="P1"><text:soft-page-break/>The No of Words is 2</text:p>
      <text:p text:style-name="P1">The No of lines is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22:35:33.281878197</meta:creation-date>
    <dc:date>2022-07-22T13:14:28.618323280</dc:date>
    <meta:editing-duration>PT1H31M34S</meta:editing-duration>
    <meta:editing-cycles>8</meta:editing-cycles>
    <meta:generator>LibreOffice/7.3.3.2$Linux_X86_64 LibreOffice_project/30$Build-2</meta:generator>
    <meta:document-statistic meta:table-count="0" meta:image-count="0" meta:object-count="0" meta:page-count="10" meta:paragraph-count="367" meta:word-count="751" meta:character-count="6190" meta:non-whitespace-character-count="5484"/>
  </office:meta>
</office:document-meta>
</file>